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map style:condition="cell-content()=0" style:apply-style-name="Accent" style:base-cell-address="model_results.A1"/>
    </style:style>
    <style:style style:name="ce1" style:family="table-cell" style:parent-style-name="Default">
      <style:map style:condition="cell-content()=0" style:apply-style-name="Accent" style:base-cell-address="model_results.A1"/>
    </style:style>
    <style:style style:name="ce5" style:family="table-cell" style:parent-style-name="Default"/>
    <style:style style:name="ce3" style:family="table-cell" style:parent-style-name="Default"/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1"/>
    <style:style style:name="ce12" style:family="table-cell" style:parent-style-name="Default" style:data-style-name="N11"/>
    <style:style style:name="ce14" style:family="table-cell" style:parent-style-name="Default" style:data-style-name="N11"/>
    <style:style style:name="ce10" style:family="table-cell" style:parent-style-name="Default" style:data-style-name="N11"/>
    <style:style style:name="ce1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odel_resul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1"/>
        <table:table-column table:style-name="co4" table:default-cell-style-name="ce12"/>
        <table:table-column table:style-name="co5" table:default-cell-style-name="ce10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Model Name</text:p>
          </table:table-cell>
          <table:table-cell table:style-name="ce5" office:value-type="string" calcext:value-type="string">
            <text:p>Batch Size</text:p>
          </table:table-cell>
          <table:table-cell table:style-name="ce7" office:value-type="string" calcext:value-type="string">
            <text:p>Learning Rate</text:p>
          </table:table-cell>
          <table:table-cell table:style-name="ce9" office:value-type="string" calcext:value-type="string">
            <text:p>Hit @ 1</text:p>
          </table:table-cell>
          <table:table-cell table:style-name="ce14" office:value-type="string" calcext:value-type="string">
            <text:p>Hit @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8_lr0.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percentage" office:value="0.301470588235294" calcext:value-type="percentage">
            <text:p>30.15%</text:p>
          </table:table-cell>
          <table:table-cell office:value-type="percentage" office:value="0.75" calcext:value-type="percentage">
            <text:p>7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8_lr0.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percentage" office:value="0.198529411764706" calcext:value-type="percentage">
            <text:p>19.85%</text:p>
          </table:table-cell>
          <table:table-cell office:value-type="percentage" office:value="0.742647058823529" calcext:value-type="percentage">
            <text:p>74.2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8_lr0.0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286764705882353" calcext:value-type="percentage">
            <text:p>28.68%</text:p>
          </table:table-cell>
          <table:table-cell office:value-type="percentage" office:value="0.735294117647059" calcext:value-type="percentage">
            <text:p>73.5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8_lr0.0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205882352941176" calcext:value-type="percentage">
            <text:p>20.59%</text:p>
          </table:table-cell>
          <table:table-cell office:value-type="percentage" office:value="0.654411764705882" calcext:value-type="percentage">
            <text:p>65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8_lr0.00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588235294117647" calcext:value-type="percentage">
            <text:p>5.88%</text:p>
          </table:table-cell>
          <table:table-cell office:value-type="percentage" office:value="0.272058823529412" calcext:value-type="percentage">
            <text:p>27.2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8_lr0.00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220588235294118" calcext:value-type="percentage">
            <text:p>2.21%</text:p>
          </table:table-cell>
          <table:table-cell office:value-type="percentage" office:value="0.183823529411765" calcext:value-type="percentage">
            <text:p>18.3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16_lr0.1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percentage" office:value="0.330882352941176" calcext:value-type="percentage">
            <text:p>33.09%</text:p>
          </table:table-cell>
          <table:table-cell office:value-type="percentage" office:value="0.786764705882353" calcext:value-type="percentage">
            <text:p>78.6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16_lr0.1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percentage" office:value="0.279411764705882" calcext:value-type="percentage">
            <text:p>27.94%</text:p>
          </table:table-cell>
          <table:table-cell office:value-type="percentage" office:value="0.779411764705882" calcext:value-type="percentage">
            <text:p>77.9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16_lr0.0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191176470588235" calcext:value-type="percentage">
            <text:p>19.12%</text:p>
          </table:table-cell>
          <table:table-cell office:value-type="percentage" office:value="0.654411764705882" calcext:value-type="percentage">
            <text:p>65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16_lr0.0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110294117647059" calcext:value-type="percentage">
            <text:p>11.03%</text:p>
          </table:table-cell>
          <table:table-cell office:value-type="percentage" office:value="0.477941176470588" calcext:value-type="percentage">
            <text:p>47.7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16_lr0.00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661764705882353" calcext:value-type="percentage">
            <text:p>6.62%</text:p>
          </table:table-cell>
          <table:table-cell office:value-type="percentage" office:value="0.205882352941176" calcext:value-type="percentage">
            <text:p>20.5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16_lr0.00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367647058823529" calcext:value-type="percentage">
            <text:p>3.68%</text:p>
          </table:table-cell>
          <table:table-cell office:value-type="percentage" office:value="0.242647058823529" calcext:value-type="percentage">
            <text:p>24.26%</text:p>
          </table:table-cell>
          <table:table-cell table:number-columns-repeated="3"/>
          <table:table-cell table:style-name="ce16" table:formula="of:=MAX([.E2:.E25])" office:value-type="percentage" office:value="0.786764705882353" calcext:value-type="percentage">
            <text:p>78.68%</text:p>
          </table:table-cell>
        </table:table-row>
        <table:table-row table:style-name="ro1">
          <table:table-cell office:value-type="string" calcext:value-type="string">
            <text:p>result_mobilenet_bs32_lr0.1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percentage" office:value="0.227941176470588" calcext:value-type="percentage">
            <text:p>22.79%</text:p>
          </table:table-cell>
          <table:table-cell office:value-type="percentage" office:value="0.779411764705882" calcext:value-type="percentage">
            <text:p>77.9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32_lr0.1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percentage" office:value="0.183823529411765" calcext:value-type="percentage">
            <text:p>18.38%</text:p>
          </table:table-cell>
          <table:table-cell office:value-type="percentage" office:value="0.720588235294118" calcext:value-type="percentage">
            <text:p>72.0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32_lr0.01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110294117647059" calcext:value-type="percentage">
            <text:p>11.03%</text:p>
          </table:table-cell>
          <table:table-cell office:value-type="percentage" office:value="0.522058823529412" calcext:value-type="percentage">
            <text:p>52.2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32_lr0.01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0955882352941176" calcext:value-type="percentage">
            <text:p>9.56%</text:p>
          </table:table-cell>
          <table:table-cell office:value-type="percentage" office:value="0.264705882352941" calcext:value-type="percentage">
            <text:p>26.4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32_lr0.00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441176470588235" calcext:value-type="percentage">
            <text:p>4.41%</text:p>
          </table:table-cell>
          <table:table-cell office:value-type="percentage" office:value="0.147058823529412" calcext:value-type="percentage">
            <text:p>14.7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32_lr0.00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220588235294118" calcext:value-type="percentage">
            <text:p>2.21%</text:p>
          </table:table-cell>
          <table:table-cell office:value-type="percentage" office:value="0.110294117647059" calcext:value-type="percentage">
            <text:p>11.0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64_lr0.1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percentage" office:value="0.257352941176471" calcext:value-type="percentage">
            <text:p>25.74%</text:p>
          </table:table-cell>
          <table:table-cell office:value-type="percentage" office:value="0.772058823529412" calcext:value-type="percentage">
            <text:p>77.2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64_lr0.1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percentage" office:value="0.213235294117647" calcext:value-type="percentage">
            <text:p>21.32%</text:p>
          </table:table-cell>
          <table:table-cell office:value-type="percentage" office:value="0.705882352941177" calcext:value-type="percentage">
            <text:p>70.5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64_lr0.01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0735294117647059" calcext:value-type="percentage">
            <text:p>7.35%</text:p>
          </table:table-cell>
          <table:table-cell office:value-type="percentage" office:value="0.25" calcext:value-type="percentage">
            <text:p>25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64_lr0.01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percentage" office:value="0.0441176470588235" calcext:value-type="percentage">
            <text:p>4.41%</text:p>
          </table:table-cell>
          <table:table-cell office:value-type="percentage" office:value="0.161764705882353" calcext:value-type="percentage">
            <text:p>16.1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mobilenet_bs64_lr0.001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367647058823529" calcext:value-type="percentage">
            <text:p>3.68%</text:p>
          </table:table-cell>
          <table:table-cell office:value-type="percentage" office:value="0.169117647058824" calcext:value-type="percentage">
            <text:p>16.9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_shufflenet_bs64_lr0.001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percentage" office:value="0.0294117647058824" calcext:value-type="percentage">
            <text:p>2.94%</text:p>
          </table:table-cell>
          <table:table-cell office:value-type="percentage" office:value="0.191176470588235" calcext:value-type="percentage">
            <text:p>19.12%</text:p>
          </table:table-cell>
          <table:table-cell table:number-columns-repeated="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model_results.D1:model_results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del_results.E1:model_results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del_results.A1:model_results.A1048576">
            <calcext:condition calcext:apply-style-name="Bad" calcext:value="contains-text(&quot;0.001&quot;)" calcext:base-cell-address="model_results.A1"/>
            <calcext:condition calcext:apply-style-name="Neutral" calcext:value="contains-text(&quot;mobilenet&quot;)" calcext:base-cell-address="model_results.A1"/>
            <calcext:condition calcext:apply-style-name="Good" calcext:value="contains-text(&quot;shufflenet&quot;)" calcext:base-cell-address="model_results.A1"/>
            <calcext:condition calcext:apply-style-name="Accent" calcext:value="=0" calcext:base-cell-address="model_results.A1"/>
          </calcext:conditional-format>
          <calcext:conditional-format calcext:target-range-address="model_results.C1:model_result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del_results.B1:model_results.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odel_results.A1:model_results.E104857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18:08:56.864025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2T18:35:12.075589648</dc:date>
    <meta:editing-duration>PT2H22M45S</meta:editing-duration>
    <meta:editing-cycles>4</meta:editing-cycles>
    <meta:generator>LibreOffice/7.6.5.2$Linux_X86_64 LibreOffice_project/60$Build-2</meta:generator>
    <meta:document-statistic meta:table-count="1" meta:cell-count="126" meta:object-count="0"/>
  </office:meta>
</office:document-meta>
</file>